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false" fo:min-height="0.172cm" fo:min-width="0.305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3cm" svg:stroke-color="#0098cc" draw:marker-start-width="0.243cm" draw:marker-start-center="false" draw:marker-end-width="0.243cm" draw:marker-end-center="false" draw:fill="none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4106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draw:stroke="solid" draw:stroke-dash="Dashed_20__28_var_29__20_4107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>
      <style:graphic-properties draw:stroke="solid" svg:stroke-width="0.03cm" svg:stroke-color="#000000" draw:marker-start-width="0.243cm" draw:marker-start-center="false" draw:marker-end-width="0.243cm" draw:marker-end-center="false" draw:fill="none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0.285cm" svg:height="0.624cm" svg:x="10.502cm" svg:y="14.295cm">
            <draw:text-box>
              <text:p text:style-name="P1"><text:span text:style-name="T1">C</text:span></text:p>
            </draw:text-box>
          </draw:frame>
          <draw:polyline draw:style-name="gr2" draw:text-style-name="P3" draw:layer="layout" svg:width="1.675cm" svg:height="1.508cm" draw:transform="skewX (-0.00331612557878925) rotate (0.522027979271504) translate (8.30966710478432cm 14.3197595555653cm)" svg:viewBox="0 0 1676 1509" draw:points="1676,1164 1334,1509 332,1508 0,1175 1676,1164 838,1164 834,0 1505,1001 836,1003">
            <text:p/>
          </draw:polyline>
          <draw:g>
            <draw:line draw:style-name="gr3" draw:text-style-name="P4" draw:layer="layout" svg:x1="10.472cm" svg:y1="14.9cm" svg:x2="10.719cm" svg:y2="14.959cm">
              <text:p/>
            </draw:line>
            <draw:line draw:style-name="gr4" draw:text-style-name="P4" draw:layer="layout" svg:x1="10.633cm" svg:y1="14.811cm" svg:x2="10.561cm" svg:y2="15.051cm">
              <text:p/>
            </draw:line>
          </draw:g>
          <draw:polyline draw:style-name="gr5" draw:text-style-name="P3" draw:layer="layout" svg:width="1.671cm" svg:height="1.501cm" draw:transform="skewX (-0.00226892802759261) rotate (-2.61956467431829) translate (12.8807991676966cm 15.5385760861281cm)" svg:viewBox="0 0 1672 1502" draw:points="1672,1158 1335,1502 327,1496 0,1162 1672,1158 834,1160 829,0 1498,1000 830,992">
            <text:p/>
          </draw:poly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106" draw:display-name="Dashed (var) 4106" draw:style="rect" draw:dots1="1" draw:dots1-length="0.006cm" draw:dots2="1" draw:dots2-length="0.006cm" draw:distance="0.006cm"/>
    <draw:stroke-dash draw:name="Dashed_20__28_var_29__20_4107" draw:display-name="Dashed (var) 4107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0T16:26:11.012557692</meta:creation-date>
    <dc:date>2018-04-10T16:26:43.364543282</dc:date>
    <meta:editing-duration>PT32S</meta:editing-duration>
    <meta:editing-cycles>1</meta:editing-cycles>
    <meta:document-statistic meta:object-count="7"/>
    <meta:generator>LibreOffice/6.0.0.3$MacOSX_X86_64 LibreOffice_project/64a0f66915f38c6217de274f0aa8e15618924765</meta:generator>
  </office:meta>
</office:document-meta>
</file>